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left="0in" fo:margin-right="0in" fo:text-indent="0in" style:auto-text-indent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style:font-name="Courier New1"/>
    </style:style>
    <style:style style:name="T2" style:family="text">
      <style:text-properties style:font-name="Courier New1"/>
    </style:style>
    <style:style style:name="T3" style:family="text" style:parent-style-name="Code">
      <style:text-properties style:font-name="Courier New1"/>
    </style:style>
    <style:style style:name="T4" style:family="text" style:parent-style-name="CodeVariable">
      <style:text-properties style:font-name="Courier New2"/>
    </style:style>
    <style:style style:name="T5" style:family="text" style:parent-style-name="CodeVariable">
      <style:text-properties style:font-name="Courier New1"/>
    </style:style>
    <style:style style:name="T6" style:family="text">
      <style:text-properties style:font-name="Arial1"/>
    </style:style>
    <style:style style:name="T7" style:family="text" style:parent-style-name="User_20_Entry">
      <style:text-properties style:font-name="Courier New1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eltix Installation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Downloading Celtix<text:tab/>1</text:p>
          <text:p text:style-name="P1">Installation Prerequisites<text:tab/>1</text:p>
          <text:p text:style-name="P2">Java 5 developer’s kit<text:tab/>1</text:p>
          <text:p text:style-name="P2">Apache ant 1.6<text:tab/>1</text:p>
          <text:p text:style-name="P1">Installation Instructions<text:tab/>2</text:p>
          <text:p text:style-name="P1">Testing the Installation<text:tab/>2</text:p>
          <text:p text:style-name="P1">Running the Unit and System Tests<text:tab/>2</text:p>
        </text:index-body>
      </text:table-of-content>
      <text:h text:style-name="Heading_20_1" text:outline-level="1">Downloading Celtix</text:h>
      <text:p text:style-name="Text_20_body">You can download Celtix from the Celtix project page on ObjectWeb:</text:p>
      <text:p text:style-name="Code"><text:a xlink:type="simple" xlink:href="http://forge.objectweb.org/projects/celtix"><text:span text:style-name="T1">http://forge.objectweb.org/projects/celtix</text:span></text:a></text:p>
      <text:p text:style-name="Text_20_body">Celtix is provided in a binary and source distribution; download the version that best suits your needs. <text:s/></text:p>
      <text:h text:style-name="Heading_20_1" text:outline-level="1">Installation Prerequisites</text:h>
      <text:p text:style-name="Text_20_body">Before installing Celtix Milestone 2, you must ensure that the following products with the specified versions are installed on your system:</text:p>
      <text:list text:style-name="L1">
        <text:list-item>
          <text:p text:style-name="P3">Java 5 developer’s kit.</text:p>
        </text:list-item>
        <text:list-item>
          <text:p text:style-name="P3">Apache ant 1.6.</text:p>
        </text:list-item>
      </text:list>
      <text:h text:style-name="Heading_20_2" text:outline-level="2">Java 5 developer’s kit</text:h>
      <text:p text:style-name="Text_20_body">You need to install the J2SE Development Kit (JDK) 5.0, which can be downloaded from the following location:</text:p>
      <text:p text:style-name="Code"><text:span text:style-name="T2">http://java.sun.com/j2se/1.5.0/download.jsp</text:span></text:p>
      <text:p text:style-name="Text_20_body">After installing the JDK, you should set or modify the following environment variables:</text:p>
      <text:list text:style-name="L2">
        <text:list-item>
          <text:p text:style-name="P4"><text:span text:style-name="T3">JAVA_HOME</text:span> environment variable — set this environment variable to point at the root directory of the JDK 5.0 installation.</text:p>
        </text:list-item>
        <text:list-item>
          <text:p text:style-name="P4"><text:span text:style-name="T3">PATH</text:span> environment variable — ensure that your <text:span text:style-name="T3">PATH</text:span> includes the <text:span text:style-name="T3">%JAVA_HOME%\bin</text:span> directory (Windows) or <text:span text:style-name="T3">$JAVA_HOME/bin</text:span> directory (UNIX).</text:p>
        </text:list-item>
      </text:list>
      <text:h text:style-name="Heading_20_2" text:outline-level="2">Apache ant 1.6</text:h>
      <text:p text:style-name="Text_20_body">If you are planning to install the binary distribution of Celtix, you must install the Apache ant 1.6 build utility, which can be downloaded from the following location:</text:p>
      <text:p text:style-name="Code"><text:span text:style-name="T2">http://ant.apache.org/bindownload.cgi</text:span></text:p>
      <text:p text:style-name="Text_20_body">After installing Apache ant, add the <text:span text:style-name="T4">&lt;AntInstallDir&gt;</text:span><text:span text:style-name="T3">/bin</text:span> directory to your <text:span text:style-name="T3">PATH</text:span>.</text:p>
      <text:p text:style-name="Text_20_body">If you are planning to install the source distribution of Celtix, you can optionally use the ant installation provided with that distribution. For more details, see Installation Instructions below.</text:p>
      <text:h text:style-name="Heading_20_1" text:outline-level="1">Installation Instructions</text:h>
      <text:p text:style-name="Text_20_body">You can install Celtix on any operating system that supports the Java 5 platform. To install Celtix, perform the following steps:</text:p>
      <text:list text:style-name="L3">
        <text:list-item>
          <text:p text:style-name="P5">Unpack the zip file into a directory of your choice, <text:span text:style-name="T5">CELTIX_INSTALL_DIR</text:span>. <text:s/>After unpackaging the <text:span text:style-name="T5">CELTIX_INSTALL_DIR</text:span><text:span text:style-name="T6"> will contain a directory named </text:span><text:span text:style-name="T3">celtix</text:span><text:span text:style-name="T6">; you may wish to give this directory a new name that indicates version information, for example </text:span><text:span text:style-name="T3">celtix_m2</text:span><text:span text:style-name="T6"> indicates “Celtix Milestone 2”. </text:span></text:p>
        </text:list-item>
        <text:list-item>
          <text:p text:style-name="P5">(Optional) Set the environment variable <text:span text:style-name="T3">CELTIX_HOME</text:span> to point to the directory that contains Celtix, for example <text:span text:style-name="Code"><text:span text:style-name="CodeVariable">CELTIX_INSTALL_DIR</text:span></text:span><text:span text:style-name="Code">/celtix</text:span> or <text:s/><text:span text:style-name="T3">CELTIX_INSTALL_DIR/celtix_m2</text:span><text:span text:style-name="T2">. </text:span>While this is variable is not necessary, you may find it useful in your development environment.</text:p>
        </text:list-item>
        <text:list-item>
          <text:p text:style-name="P5">If you are installing the source distribution and you want to use the version of ant included in this distribution, add the directory <text:s/><text:span text:style-name="T3">CELTIX_HOME/tools/ant/1.6.5/bin</text:span> to your <text:span text:style-name="T3">PATH</text:span>.</text:p>
        </text:list-item>
        <text:list-item>
          <text:p text:style-name="P5">If you are installing the source distribution, you must build the <text:span text:style-name="T3">celtix.jar</text:span> JAR file. To build the JAR file, open a command prompt, change directory to <text:span text:style-name="T3">CELTIX_HOME</text:span>, and enter <text:span text:style-name="User_20_Entry">ant celtix.jar</text:span>.</text:p>
        </text:list-item>
      </text:list>
      <text:h text:style-name="Heading_20_1" text:outline-level="1">Testing the Installation</text:h>
      <text:p text:style-name="Text_20_body">To test the installation of Celtix, try running the “Hello, World” demonstration, located in <text:span text:style-name="T3">CELTIX_HOME/celtix/samples/hello_world</text:span>. To build and run the Hello World demonstration, perform the following steps:</text:p>
      <text:list text:style-name="L4">
        <text:list-item>
          <text:p text:style-name="P6">Open a command prompt and change directory to <text:span text:style-name="T3">CELTIX_HOME/samples/hello_world</text:span>.</text:p>
        </text:list-item>
        <text:list-item>
          <text:p text:style-name="P6">Enter the command <text:span text:style-name="T7">ant</text:span> build to build the demonstration.</text:p>
        </text:list-item>
        <text:list-item>
          <text:p text:style-name="P6">Open a new command prompt, change directory to the <text:span text:style-name="T3">CELTIX_HOME/samples/hello_world</text:span> directory, and enter the command <text:span text:style-name="User_20_Entry">ant server</text:span>.</text:p>
        </text:list-item>
        <text:list-item>
          <text:p text:style-name="P6">From the first command prompt, enter the command <text:span text:style-name="User_20_Entry">ant client</text:span>.</text:p>
        </text:list-item>
      </text:list>
      <text:h text:style-name="Heading_20_1" text:outline-level="1">Running the Unit and System Tests</text:h>
      <text:p text:style-name="Text_20_body">If you have installed the source distribution of Celtix, you can run the full suite of unit and system tests by performing the following steps:</text:p>
      <text:list text:style-name="L5">
        <text:list-item>
          <text:p text:style-name="P7">Add <text:span text:style-name="T3">CELTIX_HOME/tools/junit/3.8.1/junit.jar</text:span> to your <text:span text:style-name="T3">CLASSPATH</text:span>. Note: Alternatively, you could add the <text:span text:style-name="T3">junit.jar</text:span> file to the <text:span text:style-name="T3">lib</text:span> directory of your ant installation.</text:p>
        </text:list-item>
        <text:list-item>
          <text:p text:style-name="P7">Change directory to <text:span text:style-name="T3">CELTIX_HOME</text:span>, and enter the command, <text:span text:style-name="T7">ant test</text:span>.</text:p>
        </text:list-item>
      </text:list>
      <text:p text:style-name="Text_20_body">The <text:span text:style-name="T3">build.xml</text:span> file in <text:span text:style-name="T3">CELTIX_HOME</text:span> provides several targets for compiling and running tests. For a summary of the targets, enter <text:span text:style-name="User_20_Entry">ant -projecthelp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Text_20_body_20_indent" style:class="text">
      <style:paragraph-properties fo:margin-left="0.25in" fo:margin-right="0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">
      <style:text-properties style:font-name="Courier New1" fo:font-weight="bold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style:style style:name="Code" style:family="text">
      <style:text-properties fo:color="#800000" style:font-name="Courier New1" fo:font-size="9pt" fo:letter-spacing="normal" fo:background-color="transparent"/>
    </style:style>
    <style:style style:name="CodeVariable" style:family="text" style:parent-style-name="Code">
      <style:text-properties style:font-name="Courier New2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drian Trenaman</meta:initial-creator>
    <meta:creation-date>2005-11-11T12:10:43</meta:creation-date>
    <dc:creator>Eric Johnson</dc:creator>
    <dc:date>2005-11-11T16:56:42</dc:date>
    <dc:language>en-US</dc:language>
    <meta:editing-cycles>20</meta:editing-cycles>
    <meta:editing-duration>PT1H53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608" meta:character-count="3848"/>
  </office:meta>
</office:document-meta>
</file>